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3"/>רכבת ישראל 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<text:tab/>צומת גן הורדים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5"/></text:span><text:span text:style-name="T1">08-9778891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2"/><text:tab/> <text:s text:c="2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/>בעמדות פיקוד הכבאים סמוך לכניסה ראשית <text:s text:c="4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</text:span></text:p>
      <text:p text:style-name="P1"><text:span text:style-name="T1">מיקום ברזי כיבוי עיקריים "3</text:span><text:span text:style-name="T4"> <text:s/>ברחבת כיבוי אש, כניסה מחניון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ייל שטרית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"><text:span text:style-name="T4">0504025656</text:span>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שי כהן</text:p>
          </table:table-cell>
          <table:table-cell table:style-name="Table2.A1" office:value-type="string">
            <text:p text:style-name="P14">ס. 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4025675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מוקד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3-6936738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חדר גנרטור , חדר חשמל, חדר תקשורת בצד המזרחי של קומת הכניסה.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חדר </text:span><text:span text:style-name="T4">UPS </text:span><text:span text:style-name="T4">בגלריה. גישה מקומת הכניסה</text:span>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סולר 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חדר גנרטור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בכניסה לרחבת כיבוי אש יש עמדות נשלפים ונעולים מפתח מסטר נמצא אצל שומרים ומנהל.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בכל המבנה מע' ספרינקלרים. בחדר גנרטור מע' כיבוי אוט' באבקה יבשה. בחדר </text:span><text:span text:style-name="T4">UPS </text:span><text:span text:style-name="T4">בגלריה</text:span></text:p>
          </table:table-cell>
        </table:table-row>
        <table:table-row table:style-name="Table5.1">
          <table:table-cell table:style-name="Table5.A1" office:value-type="string">
            <text:p text:style-name="P14">מע' כיבוי אוט' בגז. בחדר תקשורת וחדר מנ"מ מע כיבוי אוט' בגז. במבנה התחנה מע' מפוחים </text:p>
          </table:table-cell>
        </table:table-row>
        <table:table-row table:style-name="Table5.1">
          <table:table-cell table:style-name="Table5.A1" office:value-type="string">
            <text:p text:style-name="P14">לשחרור עשן וחום. בקרקע המבנה יש חנות מנטה עם גלריה טכנית למכונות מיזוג. בלוח פיקוד </text:p>
          </table:table-cell>
        </table:table-row>
        <table:table-row table:style-name="Table5.1">
          <table:table-cell table:style-name="Table5.A1" office:value-type="string">
            <text:p text:style-name="P14">כבאים בכניסה לתחנה מותקן גם מתג נטרול מחסומים לשער נוסעים, מתג נוסף בחדר מנהל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4-02-12T21:46:00</meta:creation-date>
    <dc:creator>מיכאל נפתלייב</dc:creator>
    <dc:date>2014-02-12T21:46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8" meta:word-count="237" meta:character-count="1669"/>
    <meta:generator>OpenOffice/4.0.1$Win32 OpenOffice.org_project/401m5$Build-9714</meta:generator>
  </office:meta>
</office:document-meta>
</file>